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de8a" officeooo:paragraph-rsid="001dde8a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de8a" officeooo:paragraph-rsid="001dde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de8a" officeooo:paragraph-rsid="001dde8a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1"/>
      <text:p text:style-name="P3">CODE:</text:p>
      <text:p text:style-name="P2"/>
      <text:p text:style-name="P2">class hashtable:</text:p>
      <text:p text:style-name="P2"><text:s text:c="4"/>def__init__(self):</text:p>
      <text:p text:style-name="P2"><text:s text:c="8"/>self.hashtable=[None]*self.m</text:p>
      <text:p text:style-name="P2"><text:s text:c="8"/>self.elecount=0</text:p>
      <text:p text:style-name="P2"><text:s text:c="8"/>self.comparison=0</text:p>
      <text:p text:style-name="P2"><text:s text:c="8"/>print(self.hashtable)</text:p>
      <text:p text:style-name="P2"><text:s text:c="4"/>def hashFunction(self,key):</text:p>
      <text:p text:style-name="P2"><text:s text:c="4"/>return key % self.m</text:p>
      <text:p text:style-name="P2"><text:s text:c="8"/></text:p>
      <text:p text:style-name="P2"><text:s text:c="4"/>def isfull(self):</text:p>
      <text:p text:style-name="P2"><text:s text:c="8"/>if self.elecount==self.m:</text:p>
      <text:p text:style-name="P2"><text:s text:c="12"/>return True</text:p>
      <text:p text:style-name="P2"><text:s text:c="8"/>else:</text:p>
      <text:p text:style-name="P2"><text:s text:c="12"/>return False <text:s text:c="7"/></text:p>
      <text:p text:style-name="P2"><text:s text:c="4"/>def linearprobe(self,key,data):</text:p>
      <text:p text:style-name="P2"><text:s text:c="4"/>index=self.hashFunction(key)</text:p>
      <text:p text:style-name="P2"><text:s text:c="4"/>compare=0</text:p>
      <text:p text:style-name="P2"><text:s text:c="4"/>while(self.hashtable[index]!=None):</text:p>
      <text:p text:style-name="P2"><text:s text:c="4"/></text:p>
      <text:p text:style-name="P2"><text:s text:c="4"/>index=index+1</text:p>
      <text:p text:style-name="P2"><text:s text:c="4"/>compare=compare+1</text:p>
      <text:p text:style-name="P2"><text:s text:c="4"/>if(index==self.m):</text:p>
      <text:p text:style-name="P2"><text:s text:c="4"/>index=0</text:p>
      <text:p text:style-name="P2"><text:s text:c="4"/>self.hashtable[index]=[key,data]</text:p>
      <text:p text:style-name="P2"><text:s text:c="4"/>self.elecount+=1</text:p>
      <text:p text:style-name="P2"><text:s text:c="4"/>print("data inserted at",index)</text:p>
      <text:p text:style-name="P2"><text:s text:c="4"/>print(self.hashtable)</text:p>
      <text:p text:style-name="P2"><text:s text:c="4"/>print("no of comparison=",compare)</text:p>
      <text:p text:style-name="P2"><text:s text:c="4"/></text:p>
      <text:p text:style-name="P2"/>
      <text:p text:style-name="P2"><text:s text:c="4"/>def getline (self,key,data):</text:p>
      <text:p text:style-name="P2"><text:s text:c="8"/>index=self.hashFunction(key)</text:p>
      <text:p text:style-name="P2"><text:s text:c="8"/></text:p>
      <text:p text:style-name="P2"><text:s text:c="8"/>while self.hashtable[index]==[key,data]:</text:p>
      <text:p text:style-name="P2"><text:s text:c="12"/>if self.hashtable[index]==[key,data]</text:p>
      <text:p text:style-name="P2"><text:s text:c="16"/>return index</text:p>
      <text:p text:style-name="P2">index=(index+1)% self.m</text:p>
      <text:p text:style-name="P2">return None</text:p>
      <text:p text:style-name="P2"/>
      <text:p text:style-name="P2"><text:s text:c="4"/>def quadraticprobe(self,key,data): </text:p>
      <text:p text:style-name="P2"><text:s text:c="4"/>index=self.hashfunction(key)</text:p>
      <text:p text:style-name="P2"><text:s text:c="4"/>compare=0</text:p>
      <text:p text:style-name="P2"><text:s text:c="4"/>i=0</text:p>
      <text:p text:style-name="P2"><text:s text:c="4"/>while(self.hashtable[index]!=None):</text:p>
      <text:p text:style-name="P2"><text:s text:c="4"/></text:p>
      <text:p text:style-name="P2"><text:s text:c="4"/>index=(index+i*i)%self.m</text:p>
      <text:p text:style-name="P2"><text:s text:c="4"/>compare=compare+1</text:p>
      <text:p text:style-name="P2"><text:soft-page-break/><text:s text:c="4"/>i=i+1</text:p>
      <text:p text:style-name="P2"><text:s text:c="4"/></text:p>
      <text:p text:style-name="P2"><text:s text:c="4"/>self.hashtable[index]=[key,data]</text:p>
      <text:p text:style-name="P2"/>
      <text:p text:style-name="P3">OUTPUT:</text:p>
      <text:p text:style-name="P2"><text:s text:c="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3:55:48.923639158</meta:creation-date>
    <dc:date>2025-02-20T13:58:28.297369489</dc:date>
    <meta:editing-duration>PT2M39S</meta:editing-duration>
    <meta:editing-cycles>1</meta:editing-cycles>
    <meta:document-statistic meta:table-count="0" meta:image-count="0" meta:object-count="0" meta:page-count="2" meta:paragraph-count="52" meta:word-count="68" meta:character-count="1237" meta:non-whitespace-character-count="889"/>
    <meta:generator>LibreOffice/5.1.6.2$Linux_X86_64 LibreOffice_project/10m0$Build-2</meta:generator>
  </office:meta>
</office:document-meta>
</file>